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06pt"/>
    </style:style>
    <style:style style:name="co2" style:family="table-column">
      <style:table-column-properties fo:break-before="auto" style:column-width="133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Chord Typ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ormula(Musically)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Formula(semi-tones)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:-----: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, Maj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]</text:p>
          </table:table-cell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Added Four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dd4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4, 5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5, 7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</text:p>
          </table:table-cell>
          <table:table-cell office:value-type="string" calcext:value-type="string">
            <text:p>M, Maj</text:p>
          </table:table-cell>
          <table:table-cell office:value-type="string" calcext:value-type="string">
            <text:p>[1, 3, 5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|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6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Added Fourth</text:p>
          </table:table-cell>
          <table:table-cell office:value-type="string" calcext:value-type="string">
            <text:p>add4</text:p>
          </table:table-cell>
          <table:table-cell office:value-type="string" calcext:value-type="string">
            <text:p>[1, 3, 4, 5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ix Nine</text:p>
          </table:table-cell>
          <table:table-cell office:value-type="string" calcext:value-type="string">
            <text:p>|</text:p>
          </table:table-cell>
          <table:table-cell table:style-name="ce1" office:value-type="date" office:date-value="2018-06-09" calcext:value-type="date">
            <text:p>06/09/18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6, 9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9, 14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x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, 3, 5, 6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7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7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ix Nine</text:p>
          </table:table-cell>
          <table:table-cell table:style-name="ce1" office:value-type="date" office:date-value="2018-06-09" calcext:value-type="date">
            <text:p>06/09/18</text:p>
          </table:table-cell>
          <table:table-cell office:value-type="string" calcext:value-type="string">
            <text:p>[1, 3, 5, 6, 9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Ni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9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. 7. 11. 14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7th</text:p>
          </table:table-cell>
          <table:table-cell office:value-type="string" calcext:value-type="string">
            <text:p>Maj7</text:p>
          </table:table-cell>
          <table:table-cell office:value-type="string" calcext:value-type="string">
            <text:p>[1, 3, 5, 7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Eleve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11]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4, 7, 11, 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Ninth</text:p>
          </table:table-cell>
          <table:table-cell office:value-type="string" calcext:value-type="string">
            <text:p>Maj9</text:p>
          </table:table-cell>
          <table:table-cell office:value-type="string" calcext:value-type="string">
            <text:p>[1, 3, 5, 7, 9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Thirtee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13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13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Eleventh</text:p>
          </table:table-cell>
          <table:table-cell office:value-type="string" calcext:value-type="string">
            <text:p>Maj11</text:p>
          </table:table-cell>
          <table:table-cell office:value-type="string" calcext:value-type="string">
            <text:p>[1, 3, 5, 7, (9), 11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sevensharp eleventh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Maj7#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7, #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Thirteenth</text:p>
          </table:table-cell>
          <table:table-cell office:value-type="string" calcext:value-type="string">
            <text:p>Maj13</text:p>
          </table:table-cell>
          <table:table-cell office:value-type="string" calcext:value-type="string">
            <text:p>[1, 3, 5, 7, (9), (11), 13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Major Flat Fiv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b5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sevensharp eleventh</text:p>
          </table:table-cell>
          <table:table-cell office:value-type="string" calcext:value-type="string">
            <text:p>Maj7#11</text:p>
          </table:table-cell>
          <table:table-cell office:value-type="string" calcext:value-type="string">
            <text:p>[1, 3, 5, 7, #11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sharp five sharp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#5#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#5, b7, #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ajor Flat Fiv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[1, 3, b5]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sharp five flat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#5b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#5, b7, b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flat five sharp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b5#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b5, b7, #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flat five flat nin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b5b9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b5, b7, b9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Seven sharp eleven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7#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[1, 3, 5, b7, #11]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4">00/00/0000</text:date>, <text:time style:data-style-name="N2" text:time-value="13:37:11.7919921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9:58:37.085121305</meta:creation-date>
    <dc:date>2018-07-14T13:40:08.853315780</dc:date>
    <meta:editing-duration>PT2H51M17S</meta:editing-duration>
    <meta:editing-cycles>3</meta:editing-cycles>
    <meta:generator>LibreOffice/6.0.3.2$Linux_X86_64 LibreOffice_project/00m0$Build-2</meta:generator>
    <meta:document-statistic meta:table-count="1" meta:cell-count="190" meta:object-count="0"/>
  </office:meta>
</office:document-meta>
</file>